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300000297710C5891EC7E40F7.png" manifest:media-type="image/png"/>
  <manifest:file-entry manifest:full-path="Pictures/1000000000000154000002C14ABF57435CF30499.png" manifest:media-type="image/png"/>
  <manifest:file-entry manifest:full-path="Pictures/100000000000014B000002CFD29A2836F01394EB.png" manifest:media-type="image/png"/>
  <manifest:file-entry manifest:full-path="Pictures/100000000000022200000095FA342EB4BAD3C2F8.png" manifest:media-type="image/png"/>
  <manifest:file-entry manifest:full-path="Pictures/10000000000002070000006AF4CAB8E05003F311.png" manifest:media-type="image/png"/>
  <manifest:file-entry manifest:full-path="Pictures/1000000000000153000001EF988A433FFA6F6930.png" manifest:media-type="image/png"/>
  <manifest:file-entry manifest:full-path="Pictures/100000000000022100000235649F03798BA96FEF.png" manifest:media-type="image/png"/>
  <manifest:file-entry manifest:full-path="Pictures/100000000000022700000248B4A88C6E1131106B.png" manifest:media-type="image/png"/>
  <manifest:file-entry manifest:full-path="Pictures/100000000000014B000002C44F8961025D610257.png" manifest:media-type="image/png"/>
  <manifest:file-entry manifest:full-path="Pictures/100000000000010B000002B638AAEEF978F869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5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border-line-width="0.012cm 0.012cm 0.012cm" fo:padding="0.049cm" fo:border="1.0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Bild2" text:anchor-type="char" svg:x="0.161cm" svg:y="0.146cm" svg:width="8.5cm" svg:height="17.78cm" draw:z-index="0"><draw:image xlink:href="Pictures/100000000000015300000297710C5891EC7E40F7.png" xlink:type="simple" xlink:show="embed" xlink:actuate="onLoad" draw:mime-type="image/png"/></draw:frame><draw:frame draw:style-name="fr5" draw:name="Bild4" text:anchor-type="char" svg:x="8.818cm" svg:y="0cm" svg:width="8.758cm" svg:height="19.024cm" draw:z-index="3"><draw:image xlink:href="Pictures/100000000000014B000002CFD29A2836F01394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Bild3" text:anchor-type="char" svg:x="-0.162cm" svg:y="0.199cm" svg:width="8.567cm" svg:height="17.766cm" draw:z-index="2"><draw:image xlink:href="Pictures/1000000000000154000002C14ABF57435CF30499.png" xlink:type="simple" xlink:show="embed" xlink:actuate="onLoad" draw:mime-type="image/png"/></draw:frame><draw:frame draw:style-name="fr1" draw:name="Bild1" text:anchor-type="char" svg:x="8.647cm" svg:y="0.332cm" svg:width="7.999cm" svg:height="11.68cm" draw:z-index="1"><draw:image xlink:href="Pictures/1000000000000153000001EF988A433FFA6F69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Bild11" text:anchor-type="char" svg:x="1.291cm" svg:y="14.947cm" svg:width="14.446cm" svg:height="3.942cm" draw:z-index="9"><draw:image xlink:href="Pictures/100000000000022200000095FA342EB4BAD3C2F8.png" xlink:type="simple" xlink:show="embed" xlink:actuate="onLoad" draw:mime-type="image/png"/></draw:frame><draw:frame draw:style-name="fr4" draw:name="Bild10" text:anchor-type="char" svg:width="14.42cm" svg:height="14.949cm" draw:z-index="7"><draw:image xlink:href="Pictures/100000000000022100000235649F03798BA96FEF.png" xlink:type="simple" xlink:show="embed" xlink:actuate="onLoad" draw:mime-type="image/png"/></draw:frame></text:p>
      <text:p text:style-name="P1"/>
      <text:p text:style-name="P1"/>
      <text:p text:style-name="P1"><draw:frame draw:style-name="fr3" draw:name="Bild8" text:anchor-type="char" svg:width="14.579cm" svg:height="15.452cm" draw:z-index="6"><draw:image xlink:href="Pictures/100000000000022700000248B4A88C6E1131106B.png" xlink:type="simple" xlink:show="embed" xlink:actuate="onLoad" draw:mime-type="image/png"/></draw:frame><draw:frame draw:style-name="fr2" draw:name="Bild9" text:anchor-type="char" svg:x="1.642cm" svg:y="15.45cm" svg:width="13.732cm" svg:height="2.805cm" draw:z-index="8"><draw:image xlink:href="Pictures/10000000000002070000006AF4CAB8E05003F31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Bild5" text:anchor-type="char" svg:x="-0.111cm" svg:y="0.423cm" svg:width="8.758cm" svg:height="18.733cm" draw:z-index="4"><draw:image xlink:href="Pictures/100000000000014B000002C44F8961025D610257.png" xlink:type="simple" xlink:show="embed" xlink:actuate="onLoad" draw:mime-type="image/png"/></draw:frame><draw:frame draw:style-name="fr1" draw:name="Bild6" text:anchor-type="char" svg:x="9.176cm" svg:y="0.397cm" svg:width="7.952cm" svg:height="20.669cm" draw:z-index="5"><draw:image xlink:href="Pictures/100000000000010B000002B638AAEEF978F869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9:25:55.729000000</meta:creation-date>
    <meta:print-date>2021-04-03T19:51:51.973000000</meta:print-date>
    <dc:date>2021-04-05T22:55:47.941000000</dc:date>
    <meta:editing-duration>PT2H15M53S</meta:editing-duration>
    <meta:editing-cycles>5</meta:editing-cycles>
    <meta:generator>LibreOffice/7.1.2.2$Windows_X86_64 LibreOffice_project/8a45595d069ef5570103caea1b71cc9d82b2aae4</meta:generator>
    <meta:document-statistic meta:table-count="0" meta:image-count="10" meta:object-count="0" meta:page-count="5" meta:paragraph-count="1" meta:word-count="0" meta:character-count="1" meta:non-whitespace-character-count="0"/>
  </office:meta>
</office:document-meta>
</file>